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GB"/>
    </style:style>
    <style:style style:name="T2" style:family="text">
      <style:text-properties fo:color="#0000ff" fo:language="en" fo:country="G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uf der Registerkarte 'Einfügen' enthalten die Kataloge Elemente, die mit dem</text:span></text:p>
      <text:p text:style-name="Standard"><text:span text:style-name="T1">generellen Layout des Dokuments koordiniert werden sollten. Mithilfe dieser Kataloge</text:span></text:p>
      <text:p text:style-name="Standard"><text:span text:style-name="T1">können 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  <text:p text:style-name="Standard"><text:span text:style-name="T1">zum Zurücksetzen bereit, damit Sie immer die Möglichkeit haben, das ursprüngliche</text:span></text:p>
      <text:p text:style-name="Standard"><text:span text:style-name="T1">Layout des Dokument s in der aktuellen Vorlage wiederherzustellen. Auf der</text:span></text:p>
      <text:p text:style-name="Standard"><text:span text:style-name="T1">Registerkarte 'Einfügen' enthalten die Kataloge Elemente, die mit dem generellen</text:span></text:p>
      <text:p text:style-name="Standard"><text:span text:style-name="T1">Layout des Dokuments koordiniert werden sollten. Mithilfe dieser Kataloge können</text:span></text:p>
      <text:p text:style-name="Standard"><text:span text:style-name="T1">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  <text:p text:style-name="Standard"><text:span text:style-name="T1">zum Zurücksetzen bereit, damit Sie immer die Möglichkeit haben, das ursprüngliche</text:span></text:p>
      <text:p text:style-name="Standard"><text:span text:style-name="T1">Layout des Dokument s in der aktuellen Vorlage wiederherzustellen. Auf der</text:span></text:p>
      <text:p text:style-name="Standard"><text:span text:style-name="T1">Registerkarte 'Einfügen' enthalten die Kataloge Elemente, die mit dem generellen</text:span></text:p>
      <text:p text:style-name="Standard"><text:span text:style-name="T1">Layout des Dokuments koordiniert werden sollten. Mithilfe dieser Kataloge können</text:span></text:p>
      <text:p text:style-name="Standard"><text:span text:style-name="T1">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  <text:p text:style-name="Standard"><text:span text:style-name="T1">zum Zurücksetzen bereit, damit Sie immer die Möglichkeit haben, das ursprüngliche</text:span></text:p>
      <text:p text:style-name="Standard"><text:span text:style-name="T1">Layout des Dokument s in der aktuellen Vorlage wiederherzustellen. Auf der</text:span></text:p>
      <text:p text:style-name="Standard"><text:soft-page-break/><text:span text:style-name="T1">Registerkarte 'Einfügen' enthalten die Kataloge Elemente, die mit dem generellen</text:span></text:p>
      <text:p text:style-name="Standard"><text:span text:style-name="T1">Layout des Dokuments koordiniert werden sollten. Mithilfe dieser Kataloge können</text:span></text:p>
      <text:p text:style-name="Standard"><text:span text:style-name="T1">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  <text:p text:style-name="Standard"><text:span text:style-name="T1">zum Zurücksetzen bereit, damit Sie immer die Möglichkeit haben, das ursprüngliche</text:span></text:p>
      <text:p text:style-name="Standard"><text:span text:style-name="T1">Layout des Dokument s in der aktuellen Vorlage wiederherzustellen. Auf der</text:span></text:p>
      <text:p text:style-name="Standard"><text:span text:style-name="T1">Registerkarte 'Einfügen' enthalten die Kataloge Elemente, die mit dem generellen</text:span></text:p>
      <text:p text:style-name="Standard"><text:span text:style-name="T1">Layout des Dokuments koordiniert werden sollten. Mithilfe dieser Kataloge können</text:span></text:p>
      <text:p text:style-name="Standard"><text:span text:style-name="T1">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  <text:p text:style-name="Standard"><text:span text:style-name="T1">zum Zurücksetzen bereit, damit Sie immer die Möglichkeit haben, das ursprüngliche</text:span></text:p>
      <text:p text:style-name="Standard"><text:span text:style-name="T1">Layout des Dokument s in der aktuellen Vorlage wiederherzustellen. Auf der</text:span></text:p>
      <text:p text:style-name="Standard"><text:span text:style-name="T1">Registerkarte 'Einfügen' enthalten die Kataloge Elemente, die mit dem generellen</text:span></text:p>
      <text:p text:style-name="Standard"><text:span text:style-name="T1">Layout des Dokuments koordiniert werden sollten. Mithilfe dieser Kataloge können</text:span></text:p>
      <text:p text:style-name="Standard"><text:span text:style-name="T1">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  <text:p text:style-name="Standard"><text:span text:style-name="T1">zum Zurücksetzen bereit, damit Sie immer die Möglichkeit haben, das ursprüngliche</text:span></text:p>
      <text:p text:style-name="Standard"><text:span text:style-name="T1">Layout des Dokument s in der aktuellen Vorlage wiederherzustellen. Auf der</text:span></text:p>
      <text:p text:style-name="Standard"><text:soft-page-break/><text:span text:style-name="T1">Registerkarte 'Einfügen' enthalten die Kataloge Elemente, die mit dem generellen</text:span></text:p>
      <text:p text:style-name="Standard"><text:span text:style-name="T1">Layout des Dokuments koordiniert werden sollten. Mithilfe dieser Kataloge können</text:span></text:p>
      <text:p text:style-name="Standard"><text:span text:style-name="T1">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  <text:p text:style-name="Standard"><text:span text:style-name="T1">zum Zurücksetzen bereit, damit Sie immer die Möglichkeit haben, das ursprüngliche</text:span></text:p>
      <text:p text:style-name="Standard"><text:span text:style-name="T1">Layout des Dokument s in der aktuellen Vorlage wiederherzustellen. Auf der</text:span></text:p>
      <text:p text:style-name="Standard"><text:span text:style-name="T1">Registerkarte 'Einfügen' enthalten die Kataloge Elemente, die mit dem generellen</text:span></text:p>
      <text:p text:style-name="Standard"><text:span text:style-name="T1">Layout des Dokuments koordiniert werden sollten. Mithilfe dieser Kataloge können</text:span></text:p>
      <text:p text:style-name="Standard"><text:span text:style-name="T1">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  <text:p text:style-name="Standard"><text:span text:style-name="T1">zum Zurücksetzen bereit, damit Sie immer die Möglichkeit haben, das ursprüngliche</text:span></text:p>
      <text:p text:style-name="Standard"><text:span text:style-name="T1">Layout des Dokument s in der aktuellen Vorlage wiederherzustellen. Auf der</text:span></text:p>
      <text:p text:style-name="Standard"><text:span text:style-name="T1">Registerkarte 'Einfügen' enthalten die Kataloge Elemente, die mit dem generellen</text:span></text:p>
      <text:p text:style-name="Standard"><text:span text:style-name="T1">Layout des Dokuments koordiniert werden sollten. Mithilfe dieser Kataloge können</text:span></text:p>
      <text:p text:style-name="Standard"><text:span text:style-name="T1">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  <text:p text:style-name="Standard"><text:span text:style-name="T1">zum Zurücksetzen bereit, damit Sie immer die Möglichkeit haben, das ursprüngliche</text:span></text:p>
      <text:p text:style-name="Standard"><text:span text:style-name="T1">Layout des Dokument s in der aktuellen Vorlage wiederherzustellen. Auf der</text:span></text:p>
      <text:p text:style-name="Standard"><text:soft-page-break/><text:span text:style-name="T1">Registerkarte 'Einfügen' enthalten die Kataloge Elemente, die mit dem generellen</text:span></text:p>
      <text:p text:style-name="Standard"><text:span text:style-name="T1">Layout des Dokuments koordiniert werden sollten. Mithilfe dieser Kataloge können</text:span></text:p>
      <text:p text:style-name="Standard"><text:span text:style-name="T1">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  <text:p text:style-name="Standard"><text:span text:style-name="T1">zum Zurücksetzen bereit, damit Sie immer die Möglichkeit haben, das ursprüngliche</text:span></text:p>
      <text:p text:style-name="Standard"><text:span text:style-name="T1">Layout des Dokument s in der aktuellen Vorlage wiederherzustellen. Auf der</text:span></text:p>
      <text:p text:style-name="Standard"><text:span text:style-name="T1">Registerkarte 'Einfügen' enthalten die Kataloge Elemente, die mit dem generellen</text:span></text:p>
      <text:p text:style-name="Standard"><text:span text:style-name="T1">Layout des Dokuments koordiniert werden sollten. Mithilfe dieser Kataloge können</text:span></text:p>
      <text:p text:style-name="Standard"><text:span text:style-name="T1">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  <text:p text:style-name="Standard"><text:span text:style-name="T1">zum Zurücksetzen bereit, damit Sie immer die Möglichkeit haben, das ursprüngliche</text:span></text:p>
      <text:p text:style-name="Standard"><text:span text:style-name="T1">Layout des Dokument s in der aktuellen Vorlage wiederherzustellen. Auf der</text:span></text:p>
      <text:p text:style-name="Standard"><text:span text:style-name="T1">Registerkarte 'Einfügen' enthalten die Kataloge Elemente, die mit dem generellen</text:span></text:p>
      <text:p text:style-name="Standard"><text:span text:style-name="T1">Layout des Dokuments koordiniert werden sollten. Mithilfe dieser Kataloge können</text:span></text:p>
      <text:p text:style-name="Standard"><text:span text:style-name="T1">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  <text:p text:style-name="Standard"><text:span text:style-name="T1">zum Zurücksetzen bereit, damit Sie immer die Möglichkeit haben, das ursprüngliche</text:span></text:p>
      <text:p text:style-name="Standard"><text:span text:style-name="T1">Layout des Dokument s in der aktuellen Vorlage wiederherzustellen. Auf der</text:span></text:p>
      <text:p text:style-name="Standard"><text:soft-page-break/><text:span text:style-name="T1">Registerkarte 'Einfügen' enthalten die Kataloge Elemente, die mit dem generellen</text:span></text:p>
      <text:p text:style-name="Standard"><text:span text:style-name="T1">Layout des Dokuments koordiniert werden sollten. Mithilfe dieser Kataloge können</text:span></text:p>
      <text:p text:style-name="Standard"><text:span text:style-name="T1">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  <text:p text:style-name="Standard"><text:span text:style-name="T1">zum Zurücksetzen bereit, damit Sie immer die Möglichkeit haben, das ursprüngliche</text:span></text:p>
      <text:p text:style-name="Standard"><text:span text:style-name="T1">Layout des Dokument s in der aktuellen Vorlage wiederherzustellen. Auf der</text:span></text:p>
      <text:p text:style-name="Standard"><text:span text:style-name="T1">Registerkarte 'Einfügen' enthalten die Kataloge Elemente, die mit dem generellen</text:span></text:p>
      <text:p text:style-name="Standard"><text:span text:style-name="T1">Layout des Dokuments koordiniert werden sollten. Mithilfe dieser Kataloge können</text:span></text:p>
      <text:p text:style-name="Standard"><text:span text:style-name="T1">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  <text:p text:style-name="Standard"><text:span text:style-name="T1">zum Zurücksetzen bereit, damit Sie immer die Möglichkeit haben, das ursprüngliche</text:span></text:p>
      <text:p text:style-name="Standard"><text:span text:style-name="T1">Layout des Dokument s in der aktuellen Vorlage wiederherzustellen. Auf der</text:span></text:p>
      <text:p text:style-name="Standard"><text:span text:style-name="T1">Registerkarte 'Einfügen' enthalten die Kataloge Elemente, die mit dem generellen</text:span></text:p>
      <text:p text:style-name="Standard"><text:span text:style-name="T1">Layout des Dokuments koordiniert werden sollten. Mithilfe dieser Kataloge können</text:span></text:p>
      <text:p text:style-name="Standard"><text:span text:style-name="T1">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  <text:p text:style-name="Standard"><text:span text:style-name="T1">zum Zurücksetzen bereit, damit Sie immer die Möglichkeit haben, das ursprüngliche</text:span></text:p>
      <text:p text:style-name="Standard"><text:span text:style-name="T1">Layout des Dokument s in der aktuellen Vorlage wiederherzustellen. Auf der</text:span></text:p>
      <text:p text:style-name="Standard"><text:soft-page-break/><text:span text:style-name="T1">Registerkarte 'Einfügen' enthalten die Kataloge Elemente, die mit dem generellen</text:span></text:p>
      <text:p text:style-name="Standard"><text:span text:style-name="T1">Layout des Dokuments koordiniert werden sollten. Mithilfe dieser Kataloge können</text:span></text:p>
      <text:p text:style-name="Standard"><text:span text:style-name="T1">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  <text:p text:style-name="Standard"><text:span text:style-name="T1">zum Zurücksetzen bereit, damit Sie immer die Möglichkeit haben, das ursprüngliche</text:span></text:p>
      <text:p text:style-name="Standard"><text:span text:style-name="T1">Layout des Dokument s in der aktuellen Vorlage wiederherzustellen. Auf der</text:span></text:p>
      <text:p text:style-name="Standard"><text:span text:style-name="T1">Registerkarte 'Einfügen' enthalten die Kataloge Elemente, die mit dem generellen</text:span></text:p>
      <text:p text:style-name="Standard"><text:span text:style-name="T1">Layout des Dokuments koordiniert werden sollten. Mithilfe dieser Kataloge können</text:span></text:p>
      <text:p text:style-name="Standard"><text:span text:style-name="T1">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  <text:p text:style-name="Standard"><text:span text:style-name="T1">zum Zurücksetzen bereit, damit Sie immer die Möglichkeit haben, das ursprüngliche</text:span></text:p>
      <text:p text:style-name="Standard"><text:span text:style-name="T1">Layout des Dokument s in der aktuellen Vorlage wiederherzustellen. Auf der</text:span></text:p>
      <text:p text:style-name="Standard"><text:span text:style-name="T1">Registerkarte 'Einfügen' enthalten die Kataloge Elemente, die mit dem generellen</text:span></text:p>
      <text:p text:style-name="Standard"><text:span text:style-name="T1">Layout des Dokuments koordiniert werden sollten. Mithilfe dieser Kataloge können</text:span></text:p>
      <text:p text:style-name="Standard"><text:span text:style-name="T1">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  <text:p text:style-name="Standard"><text:span text:style-name="T1">zum Zurücksetzen bereit, damit Sie immer die Möglichkeit haben, das ursprüngliche</text:span></text:p>
      <text:p text:style-name="Standard"><text:span text:style-name="T1">Layout des Dokument s in der aktuellen Vorlage wiederherzustellen. Auf der</text:span></text:p>
      <text:p text:style-name="Standard"><text:soft-page-break/><text:span text:style-name="T1">Registerkarte 'Einfügen' enthalten die Kataloge Elemente, die mit dem generellen</text:span></text:p>
      <text:p text:style-name="Standard"><text:span text:style-name="T1">Layout des Dokuments koordiniert werden sollten. Mithilfe dieser Kataloge können</text:span></text:p>
      <text:p text:style-name="Standard"><text:span text:style-name="T1">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  <text:p text:style-name="Standard"><text:span text:style-name="T1">zum Zurücksetzen bereit, damit Sie immer die Möglichkeit haben, das ursprüngliche</text:span></text:p>
      <text:p text:style-name="Standard"><text:span text:style-name="T1">Layout des Dokument s in der aktuellen Vorlage wiederherzustellen. Auf der</text:span></text:p>
      <text:p text:style-name="Standard"><text:span text:style-name="T1">Registerkarte 'Einfügen' enthalten die Kataloge Elemente, die mit dem generellen</text:span></text:p>
      <text:p text:style-name="Standard"><text:span text:style-name="T1">Layout des Dokuments koordiniert werden sollten. Mithilfe dieser Kataloge können</text:span></text:p>
      <text:p text:style-name="Standard"><text:span text:style-name="T1">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  <text:p text:style-name="Standard"><text:span text:style-name="T1">zum Zurücksetzen bereit, damit Sie immer die Möglichkeit haben, das ursprüngliche</text:span></text:p>
      <text:p text:style-name="Standard"><text:span text:style-name="T1">Layout des Dokument s in der aktuellen Vorlage wiederherzustellen. Auf der</text:span></text:p>
      <text:p text:style-name="Standard"><text:span text:style-name="T1">Registerkarte 'Einfügen' enthalten die Kataloge Elemente, die mit dem generellen</text:span></text:p>
      <text:p text:style-name="Standard"><text:span text:style-name="T1">Layout des Dokuments koordiniert werden sollten. Mithilfe dieser Kataloge können</text:span></text:p>
      <text:p text:style-name="Standard"><text:span text:style-name="T1">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  <text:p text:style-name="Standard"><text:span text:style-name="T1">zum Zurücksetzen bereit, damit Sie immer die Möglichkeit haben, das ursprüngliche</text:span></text:p>
      <text:p text:style-name="Standard"><text:span text:style-name="T1">Layout des Dokument s in der aktuellen Vorlage wiederherzustellen. Auf der</text:span></text:p>
      <text:p text:style-name="Standard"><text:soft-page-break/><text:span text:style-name="T1">Registerkarte 'Einfügen' enthalten die Kataloge Elemente, die mit dem generellen</text:span></text:p>
      <text:p text:style-name="Standard"><text:span text:style-name="T1">Layout des Dokuments koordiniert werden sollten. Mithilfe dieser Kataloge können</text:span></text:p>
      <text:p text:style-name="Standard"><text:span text:style-name="T1">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  <text:p text:style-name="Standard"><text:span text:style-name="T1">zum Zurücksetzen bereit, damit Sie immer die Möglichkeit haben, das ursprüngliche</text:span></text:p>
      <text:p text:style-name="Standard"><text:span text:style-name="T1">Layout des Dokument s in der aktuellen Vorlage wiederherzustellen. Auf der</text:span></text:p>
      <text:p text:style-name="Standard"><text:span text:style-name="T1">Registerkarte 'Einfügen' enthalten die Kataloge Elemente, die mit dem generellen</text:span></text:p>
      <text:p text:style-name="Standard"><text:span text:style-name="T1">Layout des Dokuments koordiniert werden sollten. Mithilfe dieser Kataloge können</text:span></text:p>
      <text:p text:style-name="Standard"><text:span text:style-name="T1">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  <text:p text:style-name="Standard"><text:span text:style-name="T1">zum Zurücksetzen bereit, damit Sie immer die Möglichkeit haben, das ursprüngliche</text:span></text:p>
      <text:p text:style-name="Standard"><text:span text:style-name="T1">Layout des Dokument s in der aktuellen Vorlage wiederherzustellen. Auf der</text:span></text:p>
      <text:p text:style-name="Standard"><text:span text:style-name="T1">Registerkarte 'Einfügen' enthalten die Kataloge Elemente, die mit dem generellen</text:span></text:p>
      <text:p text:style-name="Standard"><text:span text:style-name="T1">Layout des Dokuments koordiniert werden sollten. Mithilfe dieser Kataloge können</text:span></text:p>
      <text:p text:style-name="Standard"><text:span text:style-name="T1">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  <text:p text:style-name="Standard"><text:span text:style-name="T1">zum Zurücksetzen bereit, damit Sie immer die Möglichkeit haben, das ursprüngliche</text:span></text:p>
      <text:p text:style-name="Standard"><text:span text:style-name="T1">Layout des Dokument s in der aktuellen Vorlage wiederherzustellen. Auf der</text:span></text:p>
      <text:p text:style-name="Standard"><text:soft-page-break/><text:span text:style-name="T1">Registerkarte 'Einfügen' enthalten die Kataloge Elemente, die mit dem generellen</text:span></text:p>
      <text:p text:style-name="Standard"><text:span text:style-name="T1">Layout des Dokuments koordiniert werden sollten. Mithilfe dieser Kataloge können</text:span></text:p>
      <text:p text:style-name="Standard"><text:span text:style-name="T1">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  <text:p text:style-name="Standard"><text:span text:style-name="T1">zum Zurücksetzen bereit, damit Sie immer die Möglichkeit haben, das ursprüngliche</text:span></text:p>
      <text:p text:style-name="Standard"><text:span text:style-name="T1">Layout des Dokument s in der aktuellen Vorlage wiederherzustellen. Auf der</text:span></text:p>
      <text:p text:style-name="Standard"><text:span text:style-name="T1">Registerkarte 'Einfügen' enthalten die Kataloge Elemente, die mit dem generellen</text:span></text:p>
      <text:p text:style-name="Standard"><text:span text:style-name="T1">Layout des Dokuments koordiniert werden sollten. Mithilfe dieser Kataloge können</text:span></text:p>
      <text:p text:style-name="Standard"><text:span text:style-name="T1">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  <text:p text:style-name="Standard"><text:span text:style-name="T1">zum Zurücksetzen bereit, damit Sie immer die Möglichkeit haben, das ursprüngliche</text:span></text:p>
      <text:p text:style-name="Standard"><text:span text:style-name="T1">Layout des Dokument s in der aktuellen Vorlage wiederherzustellen. Auf der</text:span></text:p>
      <text:p text:style-name="Standard"><text:span text:style-name="T1">Registerkarte 'Einfügen' enthalten die Kataloge Elemente, die mit dem generellen</text:span></text:p>
      <text:p text:style-name="Standard"><text:span text:style-name="T1">Layout des Dokuments koordiniert werden sollten. Mithilfe dieser Kataloge können</text:span></text:p>
      <text:p text:style-name="Standard"><text:span text:style-name="T1">Sie Tabellen, Kopfzeilen, Fußzeilen, Listen, Deckblätter und sonstige</text:span></text:p>
      <text:p text:style-name="Standard"><text:span text:style-name="T1">Dokumentbausteine einfügen. Wenn Sie Bilder, Tabellen oder Diagramme erstellen,</text:span></text:p>
      <text:p text:style-name="Standard"><text:span text:style-name="T1">werden diese auch mit dem aktuellen Dokumentlayout koordiniert. Die Formatierung</text:span></text:p>
      <text:p text:style-name="Standard"><text:span text:style-name="T1">von markiertem Text im Dokumenttext kann auf einfache Weise geändert werden,</text:span></text:p>
      <text:p text:style-name="Standard"><text:span text:style-name="T1">indem Sie im Schnellformatvorlagen-Katalog auf der Registerkarte 'Start' ein Layout</text:span></text:p>
      <text:p text:style-name="Standard"><text:span text:style-name="T1">für den markierten Text auswählen. Text können Sie auch direkt mithilfe der anderen</text:span></text:p>
      <text:p text:style-name="Standard"><text:span text:style-name="T1">Steuerelemente auf der Registerkarte 'Start' formatieren. Die meisten</text:span></text:p>
      <text:p text:style-name="Standard"><text:span text:style-name="T1">Steuerelemente ermöglichen die Auswahl zwischen dem Layout des aktuellen</text:span></text:p>
      <text:p text:style-name="Standard"><text:span text:style-name="T1">Designs oder der direkten Angabe eines Formats. Wählen Sie neue Designelemente</text:span></text:p>
      <text:p text:style-name="Standard"><text:span text:style-name="T1">auf der Registerkarte 'Seitenlayout' aus, um das generelle Layout des Dokument s zu</text:span></text:p>
      <text:p text:style-name="Standard"><text:span text:style-name="T1">ändern. Verwenden Sie den Befehl zum Ändern des aktuellen Schnellformatvorlagen-</text:span></text:p>
      <text:p text:style-name="Standard"><text:span text:style-name="T1">Satzes, um die im Schnellformatvorlagen-Katalog verfügbaren Formatvorlagen zu</text:span></text:p>
      <text:p text:style-name="Standard"><text:span text:style-name="T1">ändern. Die Design- und die Schnellformatvorlagen-Kataloge stellen beide Befehle</text:span></text:p>
      <text:p text:style-name="Standard"><text:span text:style-name="T1">zum Zurücksetzen bereit, damit Sie immer die Möglichkeit haben, das ursprüngliche</text:span></text:p>
      <text:p text:style-name="Standard"><text:span text:style-name="T1">Layout des Dokument s in der aktuellen Vorlage wiederherzustellen. Auf der</text:span></text:p>
      <text:p text:style-name="Standard"><text:soft-page-break/><text:span text:style-name="T1">Registerkarte 'Einfügen' enthalten die Kataloge Elemente, die mit dem generellen</text:span></text:p>
      <text:p text:style-name="Standard"><text:span text:style-name="T1">Layout des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D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dc:title>1</dc:title>
    <meta:initial-creator>Don Ernesto</meta:initial-creator>
    <meta:creation-date>2009-04-30T12:04:00</meta:creation-date>
    <dc:creator>Elona</dc:creator>
    <dc:date>2009-05-04T00:52:37</dc:date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0" meta:paragraph-count="461" meta:word-count="4712" meta:character-count="36307"/>
  </office:meta>
</office:document-meta>
</file>